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text-line-through-style="non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solid" style:text-underline-width="auto" style:text-underline-color="font-color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P1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language="nl" fo:country="NL" fo:font-style="italic" style:font-size-asian="10pt" style:language-asian="nl" style:country-asian="NL" style:font-style-asian="italic" style:font-name-complex="Bitstream Vera Sans2" style:font-size-complex="10pt" style:font-style-complex="italic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P15" style:family="paragraph" style:parent-style-name="Standard" style:list-style-name="L1">
      <style:text-properties style:font-name="Bitstream Vera Sans2" fo:font-size="10pt" fo:language="nl" fo:country="NL" fo:font-style="italic" style:font-size-asian="10pt" style:language-asian="nl" style:country-asian="NL" style:font-style-asian="italic" style:font-name-complex="Bitstream Vera Sans2" style:font-size-complex="10pt" style:font-style-complex="italic"/>
    </style:style>
    <style:style style:name="P16" style:family="paragraph" style:parent-style-name="Standard" style:list-style-name="L1">
      <style:text-properties style:font-name="Bitstream Vera Sans2" fo:font-size="10pt" style:font-size-asian="10pt" style:font-name-complex="Bitstream Vera Sans2" style:font-size-complex="10pt"/>
    </style:style>
    <style:style style:name="P17" style:family="paragraph" style:parent-style-name="Standard" style:list-style-name="L1">
      <style:text-properties style:font-name="Bitstream Vera Sans2" fo:language="nl" fo:country="NL"/>
    </style:style>
    <style:style style:name="P18" style:family="paragraph" style:parent-style-name="Standard" style:list-style-name="L1">
      <style:text-properties style:use-window-font-color="true" style:font-name="Bitstream Vera Sans2" fo:font-size="10pt" fo:language="nl" fo:country="NL" fo:font-style="italic" style:text-underline-style="none" fo:font-weight="normal" fo:background-color="transparent" style:font-size-asian="10pt" style:language-asian="nl" style:country-asian="NL" style:font-style-asian="italic" style:font-weight-asian="normal" style:font-name-complex="Bitstream Vera Sans2" style:font-size-complex="10pt" style:font-style-complex="italic" style:font-weight-complex="normal"/>
    </style:style>
    <style:style style:name="P19" style:family="paragraph" style:parent-style-name="Standard" style:list-style-name="L1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0" style:family="paragraph" style:parent-style-name="Standard" style:list-style-name="L1"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1" style:family="paragraph" style:parent-style-name="Standard" style:list-style-name="L1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2" style:family="paragraph" style:parent-style-name="Standard" style:list-style-name="L1">
      <style:text-properties fo:font-style="normal" style:font-style-asian="normal" style:font-style-complex="normal"/>
    </style:style>
    <style:style style:name="P23" style:family="paragraph" style:parent-style-name="Standard" style:list-style-name="L1">
      <style:paragraph-properties fo:break-before="page"/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P24" style:family="paragraph" style:parent-style-name="Standard" style:list-style-name="L1">
      <style:paragraph-properties fo:break-before="page"/>
      <style:text-properties style:font-name="Bitstream Vera Sans2" fo:font-size="10pt" style:font-size-asian="10pt" style:font-name-complex="Bitstream Vera Sans2" style:font-size-complex="10pt"/>
    </style:style>
    <style:style style:name="P25" style:family="paragraph" style:parent-style-name="Preformatted_20_Text" style:list-style-name="L1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Preformatted_20_Text" style:list-style-name="L1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font-style="normal" style:text-underline-style="none" style:font-size-asian="10pt" style:font-style-asian="normal" style:font-name-complex="Bitstream Vera Sans2" style:font-size-complex="10pt" style:font-style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language-asian="nl" style:country-asian="NL"/>
    </style:style>
    <style:style style:name="T3" style:family="text">
      <style:text-properties fo:language="nl" fo:country="NL" fo:background-color="transparent" style:font-size-asian="10pt" style:language-asian="nl" style:country-asian="NL" style:font-name-complex="Bitstream Vera Sans2" style:font-size-complex="10pt"/>
    </style:style>
    <style:style style:name="T4" style:family="text">
      <style:text-properties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5" style:family="text">
      <style:text-properties style:font-name="Bitstream Vera Sans2" fo:font-size="10pt"/>
    </style:style>
    <style:style style:name="T6" style:family="text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7" style:family="text">
      <style:text-properties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8" style:family="text">
      <style:text-properties style:font-name="Bitstream Vera Sans2" fo:font-size="10pt" fo:language="nl" fo:country="NL" fo:font-weight="normal" style:font-size-asian="10pt" style:language-asian="nl" style:country-asian="NL" style:font-weight-asian="normal" style:font-name-complex="Bitstream Vera Sans2" style:font-size-complex="10pt" style:font-weight-complex="normal"/>
    </style:style>
    <style:style style:name="T9" style:family="text">
      <style:text-properties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10" style:family="text">
      <style:text-properties style:font-name="Bitstream Vera Sans2" fo:font-size="10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Bitstream Vera Sans2" fo:font-size="10pt" fo:font-weight="normal" style:font-weight-asian="normal" style:font-weight-complex="normal"/>
    </style:style>
    <style:style style:name="T12" style:family="text">
      <style:text-properties style:font-name="Bitstream Vera Sans2" fo:font-size="10pt" style:font-size-asian="10pt" style:font-name-complex="Bitstream Vera Sans2" style:font-size-complex="10pt"/>
    </style:style>
    <style:style style:name="T13" style:family="text">
      <style:text-properties style:font-name="Bitstream Vera Sans2" fo:font-size="10pt" style:font-name-complex="Bitstream Vera Sans2"/>
    </style:style>
    <style:style style:name="T14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line-through-style="none" style:text-underline-style="none" fo:font-weight="normal" fo:background-color="transparent" style:font-weight-asian="normal" style:font-weight-complex="normal"/>
    </style:style>
    <style:style style:name="T16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7" style:family="text">
      <style:text-properties style:use-window-font-color="true" style:text-line-through-style="none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T19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0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normal" style:font-weight-asian="normal" style:font-name-complex="Bitstream Vera Sans2" style:font-style-complex="normal" style:font-weight-complex="normal"/>
    </style:style>
    <style:style style:name="T22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italic" style:font-weight-asian="normal" style:font-name-complex="Bitstream Vera Sans2" style:font-style-complex="italic" style:font-weight-complex="normal"/>
    </style:style>
    <style:style style:name="T23" style:family="text"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4" style:family="text">
      <style:text-properties style:use-window-font-color="true" style:font-name="Bitstream Vera Sans2" fo:font-size="10pt" fo:font-style="normal" fo:font-weight="normal" fo:background-color="transparent" style:font-style-asian="normal" style:font-weight-asian="normal" style:font-name-complex="Bitstream Vera Sans2" style:font-style-complex="normal" style:font-weight-complex="normal"/>
    </style:style>
    <style:style style:name="T25" style:family="text">
      <style:text-properties style:use-window-font-color="true" style:font-name="Bitstream Vera Sans2" fo:font-size="10pt" fo:font-style="normal" style:text-underline-style="none" fo:font-weight="normal" fo:background-color="transparent" style:font-style-asian="normal" style:font-weight-asian="normal" style:font-name-complex="Bitstream Vera Sans2" style:font-style-complex="normal" style:font-weight-complex="normal"/>
    </style:style>
    <style:style style:name="T26" style:family="text">
      <style:text-properties style:use-window-font-color="true" style:font-name="Bitstream Vera Sans2" fo:font-size="10pt" fo:font-style="normal" style:text-underline-style="none" fo:font-weight="normal" fo:background-color="transparent" style:font-style-asian="italic" style:font-weight-asian="normal" style:font-name-complex="Bitstream Vera Sans2" style:font-style-complex="italic" style:font-weight-complex="normal"/>
    </style:style>
    <style:style style:name="T27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style:use-window-font-color="true" fo:language="nl" fo:country="NL" style:text-underline-style="none" fo:font-weight="normal" fo:background-color="transparent" style:language-asian="nl" style:country-asian="NL" style:font-weight-asian="normal" style:font-weight-complex="normal"/>
    </style:style>
    <style:style style:name="T31" style:family="text">
      <style:text-properties style:use-window-font-color="true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32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33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5" style:family="text">
      <style:text-properties style:use-window-font-color="true" fo:language="nl" fo:country="NL" fo:font-style="italic" style:text-underline-style="none" fo:font-weight="normal" fo:background-color="transparent" style:language-asian="nl" style:country-asian="NL" style:font-style-asian="italic" style:font-weight-asian="normal" style:font-style-complex="italic" style:font-weight-complex="normal"/>
    </style:style>
    <style:style style:name="T36" style:family="text">
      <style:text-properties style:use-window-font-color="true" fo:language="en" fo:country="US" style:text-underline-style="none" fo:font-weight="normal" fo:background-color="transparent" style:font-weight-asian="normal" style:font-weight-complex="normal"/>
    </style:style>
    <style:style style:name="T37" style:family="text">
      <style:text-properties style:use-window-font-color="true" fo:font-size="10pt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38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text-line-through-style="none" fo:font-weight="normal" style:font-weight-asian="normal" style:font-weight-complex="normal"/>
    </style:style>
    <style:style style:name="T42" style:family="text">
      <style:text-properties style:language-complex="nl" style:country-complex="NL"/>
    </style:style>
    <style:style style:name="T43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4" style:family="text">
      <style:text-properties style:language-complex="ar" style:country-complex="SA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text:list-style style:name="L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□ " style:num-format="1" text:display-levels="2">
        <style:list-level-properties text:space-before="0.25cm" text:min-label-width="1.101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3">TIP:</text:span></text:span><text:span text:style-name="T6"> Kijk op</text:span><text:span text:style-name="T43"> </text:span><text:a xlink:type="simple" xlink:href="http://www.karelzimmer.nl/"><text:span text:style-name="Internet_20_link"><text:span text:style-name="T3">karelzimmer.nl</text:span></text:span></text:a><text:span text:style-name="T43"> voor voor downloads, checklists, en scripts.</text:span></text:p>
      <text:p text:style-name="P4"/>
      <text:p text:style-name="P4"/>
      <text:list xml:id="list104953820" text:style-name="L1">
        <text:list-item>
          <text:p text:style-name="P6">Installatie voorbereiden.</text:p>
          <text:p text:style-name="P6"/>
          <text:list>
            <text:list-item>
              <text:p text:style-name="P6">Ga naar Hulpmiddelen &gt; Terminalvenster.</text:p>
            </text:list-item>
            <text:list-item>
              <text:p text:style-name="P6"><text:span text:style-name="User_20_Entry">$ sudo apt-get install syslinux p7zip-full</text:span> </text:p>
            </text:list-item>
            <text:list-item>
              <text:p text:style-name="P6">Download Universal Netboot Installer en Easy Peasy 1.0 vanaf <text:a xlink:type="simple" xlink:href="http://geteasypeasy.com/" office:target-frame-name="_blank" xlink:show="new">geteasypeasy.com</text:a> <text:line-break/>naar /tmp.</text:p>
            </text:list-item>
            <text:list-item>
              <text:p text:style-name="P6">Plaats een lege USB-stick van minimaal 1 GB, FAT32 geformatteerd.</text:p>
            </text:list-item>
            <text:list-item>
              <text:p text:style-name="P6">$ <text:span text:style-name="User_20_Entry">cd /tmp</text:span></text:p>
            </text:list-item>
            <text:list-item>
              <text:p text:style-name="P6">$ <text:span text:style-name="User_20_Entry">chmod u+x unetbootin-eeeubuntu-linux-*</text:span></text:p>
            </text:list-item>
            <text:list-item>
              <text:p text:style-name="P6">$ <text:span text:style-name="User_20_Entry">./unetbootin-eeeubuntu-linux-*</text:span></text:p>
            </text:list-item>
            <text:list-item>
              <text:p text:style-name="P6">Kies Diskimage easypeasy-1.0.iso.</text:p>
              <text:p text:style-name="P6"/>
            </text:list-item>
            <text:list-item>
              <text:p text:style-name="P10"><text:span text:style-name="T23">Aanmelden als Karel</text:span><text:span text:style-name="T16">.</text:span></text:p>
            </text:list-item>
            <text:list-item>
              <text:p text:style-name="P10"><text:span text:style-name="Strong_20_Emphasis"><text:span text:style-name="T10">Maak een backup. Ga naar </text:span></text:span><text:a xlink:type="simple" xlink:href="http://karelzimmer.nl/"><text:span text:style-name="Internet_20_link"><text:span text:style-name="T7">karelzimmer.nl</text:span></text:span></text:a><text:span text:style-name="Strong_20_Emphasis"><text:span text:style-name="T10"> &gt; </text:span></text:span><text:span text:style-name="Internet_20_link"><text:span text:style-name="T7">Linux</text:span></text:span><text:span text:style-name="Strong_20_Emphasis"><text:span text:style-name="T10"> &gt; backup.sh &gt; Bestand &gt;<text:line-break/>Opslaan als... Ctrl+S. Opslaan als Naam: backup.sh in karel/scripts.</text:span></text:span></text:p>
            </text:list-item>
            <text:list-item>
              <text:p text:style-name="P10"><text:span text:style-name="T45">Start </text:span><text:span text:style-name="T23">Terminalvenster.</text:span></text:p>
            </text:list-item>
            <text:list-item>
              <text:p text:style-name="P10"><text:span text:style-name="User_20_Entry"><text:span text:style-name="T45">$ cd scripts</text:span></text:span></text:p>
            </text:list-item>
            <text:list-item>
              <text:p text:style-name="P10"><text:span text:style-name="User_20_Entry"><text:span text:style-name="T45">$ chmod u+x backup.sh</text:span></text:span></text:p>
            </text:list-item>
            <text:list-item>
              <text:p text:style-name="P10"><text:span text:style-name="User_20_Entry"><text:span text:style-name="T34">$ sudo ./backup</text:span></text:span></text:p>
              <text:p text:style-name="P10"><text:span text:style-name="User_20_Entry"><text:span text:style-name="T34"/></text:span></text:p>
            </text:list-item>
            <text:list-item>
              <text:p text:style-name="P10"><text:span text:style-name="User_20_Entry"><text:span text:style-name="T23">Koppel netwerkkabel aan bij een </text:span></text:span><text:span text:style-name="User_20_Entry"><text:span text:style-name="T20">bedraad netwerk</text:span></text:span><text:span text:style-name="User_20_Entry"><text:span text:style-name="T23">.</text:span></text:span></text:p>
              <text:p text:style-name="P6"/>
              <text:p text:style-name="P6"/>
            </text:list-item>
          </text:list>
        </text:list-item>
        <text:list-item>
          <text:p text:style-name="P10"><text:span text:style-name="T23">Easy Peasy Linux installeren.<text:line-break/>Easy Peasy 1.0 (</text:span><text:a xlink:type="simple" xlink:href="http://geteasypeasy.com/" office:target-frame-name="_blank" xlink:show="new">geteasypeasy.com</text:a><text:span text:style-name="T23">) is Ubuntu <text:s/>8.10 (Intrepid Ibex) (</text:span><text:a xlink:type="simple" xlink:href="http://ubuntu.com/">ubuntu.com</text:a><text:span text:style-name="T23">) met de </text:span>Array.org EeePC Ubuntu <text:span text:style-name="T23">Repository (</text:span><text:a xlink:type="simple" xlink:href="http://www.array.org/ubuntu">array.org/ubuntu</text:a><text:span text:style-name="T23">) en met de Ubuntu Netbook Remix (</text:span><text:a xlink:type="simple" xlink:href="https://wiki.ubuntu.com/UNR">wiki.ubuntu.com/UNR</text:a><text:span text:style-name="T23">).</text:span></text:p>
          <text:p text:style-name="P6"/>
          <text:list>
            <text:list-item>
              <text:p text:style-name="P6"><text:span text:style-name="T28">Start de computer op vanaf </text:span>Easy Peasy <text:span text:style-name="T14">USB-stick. </text:span><text:span text:style-name="T28">Bootmenu via Esc</text:span>-toets.</text:p>
              <text:p text:style-name="P6"/>
            </text:list-item>
            <text:list-item>
              <text:p text:style-name="P6"><text:span text:style-name="User_20_Entry"><text:span text:style-name="T13">Kies Default.</text:span></text:span></text:p>
            </text:list-item>
            <text:list-item>
              <text:p text:style-name="P6"><text:span text:style-name="User_20_Entry"><text:span text:style-name="T13">Maak verbinding met het draadloze netwerk.</text:span></text:span></text:p>
            </text:list-item>
            <text:list-item>
              <text:p text:style-name="P6">Kies Nederlands.</text:p>
            </text:list-item>
            <text:list-item>
              <text:p text:style-name="P11"><text:span text:style-name="T29">Kies </text:span>Begeleid - benut gehele schijf 16.1 GB ATA ASUS-PHISON SSD.</text:p>
            </text:list-item>
            <text:list-item>
              <text:p text:style-name="P6">Naam: Karel<text:span text:style-name="T39"> en Naam van deze computer: PC6.</text:span></text:p>
            </text:list-item>
            <text:list-item>
              <text:p text:style-name="P14">Klik op Nu herstarten.</text:p>
              <text:list>
                <text:list-header>
                  <text:p text:style-name="P14"/>
                </text:list-header>
              </text:list>
            </text:list-item>
            <text:list-item>
              <text:p text:style-name="P14">Aanmelden als karel.</text:p>
            </text:list-item>
            <text:list-item>
              <text:p text:style-name="P14">Verwijder de USB-stick.</text:p>
            </text:list-item>
            <text:list-item>
              <text:p text:style-name="P14">Zorg dat de installatie niet weer opstart via Voorkeuren &gt; Sessies.<text:line-break/>Haal vinkje weg bij Ubiquity.</text:p>
              <text:p text:style-name="P14"/>
            </text:list-item>
            <text:list-item>
              <text:p text:style-name="P11"><text:span text:style-name="User_20_Entry"><text:span text:style-name="T24">Maak verbinding met het draadloze netwerk.</text:span></text:span></text:p>
              <text:p text:style-name="P11"><text:span text:style-name="User_20_Entry"><text:span text:style-name="T24"/></text:span></text:p>
            </text:list-item>
            <text:list-item>
              <text:p text:style-name="P11">Wijzig bureaubladachtergrond via Voorkeuren &gt; Uiterlijk. Kies Ubuntu.</text:p>
              <text:p text:style-name="P11"/>
            </text:list-item>
            <text:list-item>
              <text:p text:style-name="P11">Wijzig aanmeldscherm via Beheer &gt; Aanmeldvenster &gt; Lokaal. Kies Human List.<text:line-break/>Klik op rechthoekje achter Achtergrondkleur:, klik op de pipet en klik op het bureaublad.</text:p>
              <text:p text:style-name="P11"/>
            </text:list-item>
            <text:list-item>
              <text:p text:style-name="P11">Klik op het meldingspictogram Software-updates. Of ga naar Beheer &gt;<text:line-break/>Update-manager. Installeer de updates of voer een gedeeltelijke upgrade uit.</text:p>
              <text:p text:style-name="P11"/>
            </text:list-item>
            <text:list-item>
              <text:p text:style-name="P11">Herstart de computer.</text:p>
            </text:list-item>
          </text:list>
        </text:list-item>
        <text:list-item>
          <text:p text:style-name="P23">Backup terugzetten.</text:p>
          <text:p text:style-name="P7"/>
          <text:list>
            <text:list-item>
              <text:p text:style-name="P16">Aanmelden als Karel.</text:p>
              <text:p text:style-name="P16"/>
            </text:list-item>
            <text:list-item>
              <text:p text:style-name="P16"><text:span text:style-name="T42">Koppel de m</text:span><text:span text:style-name="T33">obiele harddisk of USB-stick</text:span><text:span text:style-name="T42"> aan waarop de backups staan</text:span><text:span text:style-name="T32">.</text:span></text:p>
            </text:list-item>
            <text:list-item>
              <text:p text:style-name="P25"><text:span text:style-name="T19">Ga naar </text:span><text:a xlink:type="simple" xlink:href="http://karelzimmer.nl/"><text:span text:style-name="Internet_20_link">karelzimmer.nl</text:span></text:a><text:span text:style-name="T19">, klik op </text:span><text:span text:style-name="Internet_20_link">Linux</text:span><text:span text:style-name="T19">, en sla restore.sh op in karel/scripts.</text:span></text:p>
            </text:list-item>
            <text:list-item>
              <text:p text:style-name="P14"><text:span text:style-name="User_20_Entry">$ cd scripts</text:span></text:p>
            </text:list-item>
            <text:list-item>
              <text:p text:style-name="P14"><text:span text:style-name="User_20_Entry">$ chmod u+x restore.sh</text:span></text:p>
            </text:list-item>
            <text:list-item>
              <text:p text:style-name="P14"><text:span text:style-name="User_20_Entry">$ sudo ./restore.sh</text:span><text:line-break/><text:span text:style-name="T27">Kies voor Storage directory /media/</text:span><text:span text:style-name="User_20_Entry"><text:span text:style-name="T25">&lt;</text:span></text:span><text:span text:style-name="User_20_Entry"><text:span text:style-name="T26">volumenaam&gt;</text:span></text:span><text:span text:style-name="User_20_Entry"><text:span text:style-name="T25">/&lt;</text:span></text:span><text:span text:style-name="User_20_Entry"><text:span text:style-name="T26">map_met_backups&gt;</text:span></text:span><text:span text:style-name="T27">,<text:line-break/>Restore nummer 1, en Restore naar nummer 2</text:span>.</text:p>
            </text:list-item>
            <text:list-item>
              <text:p text:style-name="P16"><text:span text:style-name="User_20_Entry"><text:span text:style-name="T2">$ sudo ./restore.sh</text:span></text:span><text:span text:style-name="T2"><text:line-break/></text:span><text:span text:style-name="T32">Kies voor Storage directory /media/</text:span><text:span text:style-name="User_20_Entry"><text:span text:style-name="T21">&lt;</text:span></text:span><text:span text:style-name="User_20_Entry"><text:span text:style-name="T22">volumenaam&gt;</text:span></text:span><text:span text:style-name="User_20_Entry"><text:span text:style-name="T21">/&lt;</text:span></text:span><text:span text:style-name="User_20_Entry"><text:span text:style-name="T22">map_met_backups&gt;</text:span></text:span><text:span text:style-name="T32">,<text:line-break/></text:span><text:span text:style-name="T2">Restore nummer 2 en Restore naar nummer 2.</text:span></text:p>
              <text:p text:style-name="P16"><text:span text:style-name="T2"><text:line-break/></text:span><text:span text:style-name="Emphasis"><text:span text:style-name="T30">Als de backup is teruggezet dienen de stappen in cursief ter controle.</text:span></text:span></text:p>
              <text:list>
                <text:list-item>
                  <text:list>
                    <text:list-header>
                      <text:p text:style-name="P18"/>
                      <text:p text:style-name="P18"/>
                    </text:list-header>
                  </text:list>
                </text:list-item>
              </text:list>
            </text:list-item>
          </text:list>
        </text:list-item>
        <text:list-item>
          <text:p text:style-name="P16">Hardware installeren.</text:p>
          <text:p text:style-name="P16"/>
          <text:list>
            <text:list-item>
              <text:p text:style-name="P16">Aanmelden als Karel.</text:p>
              <text:p text:style-name="P16"/>
            </text:list-item>
            <text:list-item>
              <text:p text:style-name="P16">Ga naar Beheer &gt; Afdrukken &gt; Server &gt; Settings.<text:line-break/>Vink aan Printers die gedeeld worden door andere systemen tonen. Klik op OK.</text:p>
            </text:list-item>
            <text:list-item>
              <text:p text:style-name="P13"><text:span text:style-name="T12">Zorg dat PC1 en de printer MP160 aanstaat.<text:line-break/>Ga naar Beheer &gt; Afdrukken &gt; Server &gt; New &gt; Printer &gt; Windows Printer via SAMBA.<text:line-break/></text:span>smb://<text:span text:style-name="T12"> PC1/MP160. Vink aan Aanmelding vereist. Gebruikersnaam: Karel en Monique, en vul Wachtwoord in. Klik op Controleren. Klik op Volgende.<text:line-break/>Merk: Canon, Model: PIXMA MP160, Printernaam: MP160, Omschrijving: Canon MP160, en Locatie: Woonkamer.</text:span></text:p>
            </text:list-item>
          </text:list>
        </text:list-item>
        <text:list-item>
          <text:p text:style-name="P24">Software installeren.</text:p>
          <text:list>
            <text:list-header>
              <text:p text:style-name="P16"/>
            </text:list-header>
            <text:list-item>
              <text:p text:style-name="P16">Aanmelden als Karel.</text:p>
              <text:p text:style-name="P16"/>
            </text:list-item>
            <text:list-item>
              <text:p text:style-name="P19">Ga naar <text:a xlink:type="simple" xlink:href="http://karelzimmer.nl/"><text:span text:style-name="Internet_20_link"><text:span text:style-name="T5">karelzimmer.nl</text:span></text:span></text:a>, klik op <text:span text:style-name="Internet_20_link"><text:span text:style-name="T5">Linux</text:span></text:span>, en sla install.sh en PC6 op in karel/scripts.</text:p>
            </text:list-item>
            <text:list-item>
              <text:p text:style-name="P19"><text:span text:style-name="User_20_Entry">$ cd scripts</text:span></text:p>
            </text:list-item>
            <text:list-item>
              <text:p text:style-name="P19"><text:span text:style-name="User_20_Entry">$ chmod u+x install.sh</text:span></text:p>
            </text:list-item>
            <text:list-item>
              <text:p text:style-name="P13"><text:span text:style-name="User_20_Entry">$ ./install.sh<text:line-break/></text:span><text:span text:style-name="Strong_20_Emphasis">OF</text:span></text:p>
            </text:list-item>
            <text:list-item>
              <text:p text:style-name="P13">Voeg de sleutels uit bestand PC6.install toe via Terminalvenster.</text:p>
            </text:list-item>
            <text:list-item>
              <text:p text:style-name="P13">Voeg de pakketbronnen uit bestand PC6.install toe via Beheer &gt; Softwarebronnen &gt; Software van derden &gt; Toevoegen.</text:p>
            </text:list-item>
            <text:list-item>
              <text:p text:style-name="P13">Klik op Sluiten en vervolgens op Herladen.</text:p>
            </text:list-item>
            <text:list-item>
              <text:p text:style-name="P13">Werk de pakketindex bij via <text:span text:style-name="User_20_Entry">$ sudo update-apt-xapian-index</text:span></text:p>
            </text:list-item>
            <text:list-item>
              <text:p text:style-name="P13">Ga naar Beheer &gt; Synaptic pakketbeheer.</text:p>
            </text:list-item>
            <text:list-item>
              <text:p text:style-name="P13">Installeer de pakketten uit bestand PC6.install door bij Quick Search een (deel van) de pakketnaam in te vullen, rechtsklik op de gevonden regel, en kies<text:line-break/>Markeren voor installatie.</text:p>
            </text:list-item>
            <text:list-item>
              <text:p text:style-name="P14">Klik op Toepassen.</text:p>
              <text:p text:style-name="P14"/>
            </text:list-item>
            <text:list-item>
              <text:p text:style-name="P17">Ga om schijfruimte te besparen naar Systeem &gt; Beheer &gt; Synaptic pakketbeheer &gt; Instellingen &gt; Voorkeuren&gt; Bestanden.<text:line-break/>Kies Opgehaalde pakketten verwijderen na installatie.<text:line-break/>Klik op Gebufferde pakketbestanden verwijderen. Klik op OK.</text:p>
              <text:p text:style-name="P17"/>
            </text:list-item>
            <text:list-item>
              <text:p text:style-name="P17"><text:span text:style-name="T37">Download Linux ICA Client (Telewerken) .tar.gz. van </text:span><text:a xlink:type="simple" xlink:href="http://www.citrix.nl/" office:target-frame-name="_blank" xlink:show="new"><text:span text:style-name="Internet_20_link"><text:span text:style-name="T46">citrix.nl</text:span></text:span></text:a><text:span text:style-name="T37"> naar /tmp.</text:span></text:p>
            </text:list-item>
            <text:list-item>
              <text:p text:style-name="P8">Klik rechts op en.linuxx86.tar.gz en kies Hier uitpakken.</text:p>
            </text:list-item>
            <text:list-item>
              <text:p text:style-name="P14"><text:span text:style-name="T44">Installeer ICA Client met </text:span><text:span text:style-name="User_20_Entry"><text:span text:style-name="T44">$ sudo /tmp/en.linuxx86/setupwfc</text:span></text:span></text:p>
              <text:list>
                <text:list-header>
                  <text:p text:style-name="P8"/>
                </text:list-header>
              </text:list>
            </text:list-item>
            <text:list-item>
              <text:p text:style-name="P13"><text:span text:style-name="T19">Download FrostWire (Bestanden delen, zoeken, en downloaden) van </text:span><text:a xlink:type="simple" xlink:href="http://frostwire.com/" office:target-frame-name="_blank" xlink:show="new"><text:span text:style-name="Internet_20_link"><text:span text:style-name="T4">frostwire.com</text:span></text:span></text:a><text:span text:style-name="T19"> en kies Openen met GDebi pakketinstallatie (standaard).</text:span></text:p>
            </text:list-item>
          </text:list>
        </text:list-item>
        <text:list-item>
          <text:p text:style-name="P23">Gebruiker inrichten.</text:p>
          <text:p text:style-name="P21"/>
          <text:list>
            <text:list-item>
              <text:p text:style-name="P14">Aanmelden als Karel.</text:p>
              <text:p text:style-name="P14"/>
            </text:list-item>
            <text:list-item>
              <text:p text:style-name="P13">Voltooi de installatie van ICA Client via Internet &gt; Citrix Presentation Server Client &gt; Tools &gt; Settings &gt; Preferences. Selecteer Keyboard Layout: US-International, en Keyboard Type (Client): Linux – Standard.</text:p>
              <text:p text:style-name="P13"/>
            </text:list-item>
            <text:list-item>
              <text:p text:style-name="P26"><text:span text:style-name="Emphasis"><text:span text:style-name="T17">Herstel </text:span></text:span><text:span text:style-name="T18">Evolution e-mail via Toepassingen &gt; Internet &gt; Evolution e-mail &gt; Bestand &gt; Herstellen vanuit backuparchief... &gt; ~/Evolution/evolution-backup.tar.gz.<text:line-break/>Zend een test e-mail. Klik op Versturen &amp; ontvangen.</text:span></text:p>
              <text:list>
                <text:list-item>
                  <text:list>
                    <text:list-header>
                      <text:p text:style-name="P12"><text:span text:style-name="Emphasis"/></text:p>
                    </text:list-header>
                  </text:list>
                </text:list-item>
              </text:list>
            </text:list-item>
            <text:list-item>
              <text:p text:style-name="P15"><text:span text:style-name="Emphasis"><text:span text:style-name="T15">Activeer enkelklik om het hele adres te selecteren in Firefox via Internet &gt; Firefox webbrowser. </text:span></text:span><text:span text:style-name="Emphasis">Ga naar about:config en Filter: click. Dubbelklik regel browser.urlbar.clickSelectsAll <text:tab/><text:tab/><text:tab/><text:tab/><text:tab/><text:tab/><text:tab/><text:tab/><text:tab/><text:tab/><text:tab/></text:span><text:span text:style-name="Emphasis"><text:span text:style-name="T5">- w</text:span></text:span><text:span text:style-name="Emphasis">aarde </text:span><text:span text:style-name="Emphasis"><text:span text:style-name="T41">verandert in true.<text:line-break/>Zorg dat Windows Live Hotmail werkt via Filter: vendor.<text:line-break/>Klik rechts op gevonden regel en kies Aanpassen. Wijzig Ubuntu in Firefox.</text:span></text:span></text:p>
              <text:p text:style-name="P12"><text:span text:style-name="Emphasis"/></text:p>
            </text:list-item>
            <text:list-item>
              <text:p text:style-name="P11"><text:span text:style-name="Emphasis">Voltooi de installatie van FrostWire via Internet &gt; FrostWire. Chatnaam: karelpc6<text:line-break/></text:span><text:span text:style-name="Emphasis"><text:span text:style-name="T36">Zet delen uit via Hulpmiddelen &gt; Opties &gt; Delen. Kies Geen mappen, extensies, en downloads delen en kies via Systeemtray voor Direct afsluiten.</text:span></text:span></text:p>
              <text:p text:style-name="P14"><text:span text:style-name="Emphasis"><text:span text:style-name="T36"/></text:span></text:p>
            </text:list-item>
            <text:list-item>
              <text:p text:style-name="P14">Activeer enkelklik om te openen via Startpagina &gt; Bewerken &gt; Voorkeuren &gt; Gedrag. <text:s/>Kies Eénmalig klikken om items te openen.</text:p>
              <text:list>
                <text:list-header>
                  <text:p text:style-name="P14"/>
                </text:list-header>
              </text:list>
            </text:list-item>
            <text:list-item>
              <text:p text:style-name="P14">Wijzig afbeelding opstartscherm via Voorkeuren &gt; Over mij.<text:line-break/>Klik links naast Karel en selecteer penguin.</text:p>
              <text:list>
                <text:list-header>
                  <text:p text:style-name="P14"/>
                  <text:p text:style-name="P14"/>
                </text:list-header>
              </text:list>
            </text:list-item>
          </text:list>
        </text:list-item>
        <text:list-item>
          <text:p text:style-name="P22"><text:span text:style-name="Strong_20_Emphasis"><text:span text:style-name="T11">Installatie afronden.</text:span></text:span></text:p>
          <text:p text:style-name="P22"><text:span text:style-name="Strong_20_Emphasis"><text:span text:style-name="T11"/></text:span></text:p>
          <text:list>
            <text:list-item>
              <text:p text:style-name="P22"><text:span text:style-name="Strong_20_Emphasis"><text:span text:style-name="T8">Aanmelden als Karel.</text:span></text:span></text:p>
            </text:list-item>
            <text:list-item>
              <text:p text:style-name="P22"><text:span text:style-name="Strong_20_Emphasis"><text:span text:style-name="T9">Ga naar </text:span></text:span><text:a xlink:type="simple" xlink:href="http://karelzimmer.nl/"><text:span text:style-name="Internet_20_link"><text:span text:style-name="T9">karelzimmer.nl</text:span></text:span></text:a><text:span text:style-name="Strong_20_Emphasis"><text:span text:style-name="T9">, klik op </text:span></text:span><text:span text:style-name="Internet_20_link"><text:span text:style-name="T9">Linux</text:span></text:span><text:span text:style-name="Strong_20_Emphasis"><text:span text:style-name="T9">, en sla backup.sh op in karel/scripts.</text:span></text:span></text:p>
            </text:list-item>
            <text:list-item>
              <text:p text:style-name="P22"><text:span text:style-name="User_20_Entry"><text:span text:style-name="T31">$ cd scripts</text:span></text:span></text:p>
            </text:list-item>
            <text:list-item>
              <text:p text:style-name="P22"><text:span text:style-name="User_20_Entry"><text:span text:style-name="T31">$ chmod u+x backup.sh</text:span></text:span></text:p>
            </text:list-item>
            <text:list-item>
              <text:p text:style-name="P22"><text:span text:style-name="User_20_Entry"><text:span text:style-name="T31">$ sudo ./backup.sh</text:span></text:span></text:p>
              <text:p text:style-name="P22"><text:span text:style-name="User_20_Entry"><text:span text:style-name="T31"/></text:span></text:p>
              <text:p text:style-name="P20"/>
            </text:list-item>
          </text:list>
        </text:list-item>
      </text:list>
      <text:list xml:id="list1287739774" text:style-name="L2">
        <text:list-header>
          <text:p text:style-name="P9"><text:span text:style-name="Strong_20_Emphasis">NOTE:</text:span><text:span text:style-name="T40"> Installatie PC6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2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Bitstream Vera Sans Mono" fo:font-size="10pt" style:font-name-asian="DejaVu Sans Mono" style:font-name-complex="DejaVu Sans Mono"/>
    </style:style>
    <style:style style:name="Emphasis" style:family="text">
      <style:text-properties style:font-name="Bitstream Vera Sans1" fo:font-size="10pt" fo:font-style="italic" style:font-style-asian="italic" style:font-style-complex="italic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PC6 Easy Peasy 1.0</text:file-name><text:tab/><text:tab/><text:date style:data-style-name="N36" text:date-value="2009-04-06T11:07:39">06-04-2009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subject>Installatie PC software</dc:subject>
    <meta:initial-creator>Karel Zimmer</meta:initial-creator>
    <meta:creation-date>1995-11-21T17:41:00</meta:creation-date>
    <dc:date>2009-04-06T11:07:39</dc:date>
    <meta:print-date>2009-02-19T13:44:25</meta:print-date>
    <meta:keyword>Installatie</meta:keyword>
    <meta:keyword>Checklist</meta:keyword>
    <meta:keyword>Linux</meta:keyword>
    <meta:editing-cycles>1247</meta:editing-cycles>
    <meta:editing-duration>PT58H52M43S</meta:editing-duration>
    <meta:document-statistic meta:table-count="0" meta:image-count="0" meta:object-count="0" meta:page-count="4" meta:paragraph-count="81" meta:word-count="966" meta:character-count="6179"/>
    <meta:user-defined meta:name="Info 1"/>
    <meta:user-defined meta:name="Info 2"/>
    <meta:user-defined meta:name="Info 3"/>
    <meta:user-defined meta:name="Info 4"/>
  </office:meta>
</office:document-meta>
</file>